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1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0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3-1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1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1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2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1-03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38933333333" calcext:value-type="float">
            <text:p>7.2213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11728" calcext:value-type="float">
            <text:p>6.69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472" calcext:value-type="float">
            <text:p>5.9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04571428572" calcext:value-type="float">
            <text:p>9.29204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21144" calcext:value-type="float">
            <text:p>8.33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27578947368" calcext:value-type="float">
            <text:p>6.277275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22951724138" calcext:value-type="float">
            <text:p>7.53822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35184516129" calcext:value-type="float">
            <text:p>10.133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4944" calcext:value-type="float">
            <text:p>10.22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0792" calcext:value-type="float">
            <text:p>9.1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65664" calcext:value-type="float">
            <text:p>8.6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49393548387" calcext:value-type="float">
            <text:p>6.4714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8688" calcext:value-type="float">
            <text:p>5.78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27692307692" calcext:value-type="float">
            <text:p>4.5602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11272727273" calcext:value-type="float">
            <text:p>8.69511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18864516129" calcext:value-type="float">
            <text:p>7.937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298141935484" calcext:value-type="float">
            <text:p>9.572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2912" calcext:value-type="float">
            <text:p>8.45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704851612903" calcext:value-type="float">
            <text:p>8.807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54761290323" calcext:value-type="float">
            <text:p>6.9255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04742857143" calcext:value-type="float">
            <text:p>5.6590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37935483871" calcext:value-type="float">
            <text:p>9.942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3176" calcext:value-type="float">
            <text:p>9.6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5055" calcext:value-type="float">
            <text:p>9.3785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25024" calcext:value-type="float">
            <text:p>8.64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13393548387" calcext:value-type="float">
            <text:p>9.306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29907692308" calcext:value-type="float">
            <text:p>8.43029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67056" calcext:value-type="float">
            <text:p>8.89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7406451613" calcext:value-type="float">
            <text:p>10.067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4576" calcext:value-type="float">
            <text:p>9.57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377548387097" calcext:value-type="float">
            <text:p>8.4537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149371428571" calcext:value-type="float">
            <text:p>7.1614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80579310345" calcext:value-type="float">
            <text:p>6.98580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61109677419" calcext:value-type="float">
            <text:p>9.3016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1048" calcext:value-type="float">
            <text:p>10.46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53675" calcext:value-type="float">
            <text:p>10.3905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09775" calcext:value-type="float">
            <text:p>9.5450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746941935484" calcext:value-type="float">
            <text:p>9.6674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7456" calcext:value-type="float">
            <text:p>9.0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9112" calcext:value-type="float">
            <text:p>4.5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34219354839" calcext:value-type="float">
            <text:p>4.704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76032" calcext:value-type="float">
            <text:p>10.94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96947096774" calcext:value-type="float">
            <text:p>10.609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70704516129" calcext:value-type="float">
            <text:p>9.597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42030967742" calcext:value-type="float">
            <text:p>8.704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89393548387" calcext:value-type="float">
            <text:p>7.3858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3264" calcext:value-type="float">
            <text:p>5.9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8415" calcext:value-type="float">
            <text:p>6.7328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125514285714" calcext:value-type="float">
            <text:p>6.3412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09175" calcext:value-type="float">
            <text:p>4.9250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5076" calcext:value-type="float">
            <text:p>7.0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92328" calcext:value-type="float">
            <text:p>8.9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0462" calcext:value-type="float">
            <text:p>9.03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532" calcext:value-type="float">
            <text:p>8.95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760175" calcext:value-type="float">
            <text:p>9.7676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47008" calcext:value-type="float">
            <text:p>6.72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00425" calcext:value-type="float">
            <text:p>3.082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4704" calcext:value-type="float">
            <text:p>2.79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2235" calcext:value-type="float">
            <text:p>4.455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078" calcext:value-type="float">
            <text:p>6.720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14125" calcext:value-type="float">
            <text:p>6.0831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12025806452" calcext:value-type="float">
            <text:p>6.5051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952" calcext:value-type="float">
            <text:p>7.4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30435" calcext:value-type="float">
            <text:p>6.06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6504" calcext:value-type="float">
            <text:p>3.9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5965" calcext:value-type="float">
            <text:p>4.391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85393548387" calcext:value-type="float">
            <text:p>5.541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13375483871" calcext:value-type="float">
            <text:p>10.4313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55870967742" calcext:value-type="float">
            <text:p>8.759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34735483871" calcext:value-type="float">
            <text:p>5.495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10575" calcext:value-type="float">
            <text:p>3.513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83485714286" calcext:value-type="float">
            <text:p>9.2378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79725" calcext:value-type="float">
            <text:p>10.5697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91125" calcext:value-type="float">
            <text:p>10.7199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0352" calcext:value-type="float">
            <text:p>10.59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891" calcext:value-type="float">
            <text:p>10.32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09563870968" calcext:value-type="float">
            <text:p>10.060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397574193549" calcext:value-type="float">
            <text:p>9.88397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51362580645" calcext:value-type="float">
            <text:p>11.205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98270967742" calcext:value-type="float">
            <text:p>11.02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1930322581" calcext:value-type="float">
            <text:p>10.7621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78529032258" calcext:value-type="float">
            <text:p>9.232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831975" calcext:value-type="float">
            <text:p>6.3683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2485517241" calcext:value-type="float">
            <text:p>10.331248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98975" calcext:value-type="float">
            <text:p>10.9669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6356129032" calcext:value-type="float">
            <text:p>11.0586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1472" calcext:value-type="float">
            <text:p>11.10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70902857143" calcext:value-type="float">
            <text:p>11.22709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6364" calcext:value-type="float">
            <text:p>12.0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07945" calcext:value-type="float">
            <text:p>11.6907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72652903226" calcext:value-type="float">
            <text:p>10.787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047690322581" calcext:value-type="float">
            <text:p>9.6904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5328" calcext:value-type="float">
            <text:p>9.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144685714286" calcext:value-type="float">
            <text:p>9.1814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06295" calcext:value-type="float">
            <text:p>10.3706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30552258065" calcext:value-type="float">
            <text:p>10.483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62247741935" calcext:value-type="float">
            <text:p>10.42622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23415" calcext:value-type="float">
            <text:p>10.352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916" calcext:value-type="float">
            <text:p>10.12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119" calcext:value-type="float">
            <text:p>9.715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60464516129" calcext:value-type="float">
            <text:p>9.741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032748387097" calcext:value-type="float">
            <text:p>9.060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9765" calcext:value-type="float">
            <text:p>6.669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94761290323" calcext:value-type="float">
            <text:p>6.6969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26348387097" calcext:value-type="float">
            <text:p>4.357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59828571429" calcext:value-type="float">
            <text:p>3.4805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2165" calcext:value-type="float">
            <text:p>5.5422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31483870968" calcext:value-type="float">
            <text:p>7.103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7496" calcext:value-type="float">
            <text:p>9.37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382075" calcext:value-type="float">
            <text:p>9.2338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474" calcext:value-type="float">
            <text:p>8.36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7775" calcext:value-type="float">
            <text:p>8.506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81419354839" calcext:value-type="float">
            <text:p>6.194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16215384616" calcext:value-type="float">
            <text:p>4.99016215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16125" calcext:value-type="float">
            <text:p>7.3861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73057142857" calcext:value-type="float">
            <text:p>7.42373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4128" calcext:value-type="float">
            <text:p>6.1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0152" calcext:value-type="float">
            <text:p>8.6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57408" calcext:value-type="float">
            <text:p>9.378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863" calcext:value-type="float">
            <text:p>9.698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165187096774" calcext:value-type="float">
            <text:p>9.111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99096774194" calcext:value-type="float">
            <text:p>9.7599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7074" calcext:value-type="float">
            <text:p>10.117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8584" calcext:value-type="float">
            <text:p>10.2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10012903226" calcext:value-type="float">
            <text:p>10.961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04632" calcext:value-type="float">
            <text:p>10.97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835075" calcext:value-type="float">
            <text:p>11.188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71704" calcext:value-type="float">
            <text:p>11.44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821" calcext:value-type="float">
            <text:p>11.521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7015" calcext:value-type="float">
            <text:p>11.327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2147096774" calcext:value-type="float">
            <text:p>11.341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4593548387" calcext:value-type="float">
            <text:p>10.963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05367741936" calcext:value-type="float">
            <text:p>9.979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87125" calcext:value-type="float">
            <text:p>9.256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40142857143" calcext:value-type="float">
            <text:p>8.4914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603025" calcext:value-type="float">
            <text:p>9.3860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12449032258" calcext:value-type="float">
            <text:p>10.5012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5749677419" calcext:value-type="float">
            <text:p>10.6225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0020645161" calcext:value-type="float">
            <text:p>10.832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66345806452" calcext:value-type="float">
            <text:p>10.976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862775" calcext:value-type="float">
            <text:p>11.1186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13725" calcext:value-type="float">
            <text:p>11.0041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0322580645" calcext:value-type="float">
            <text:p>10.37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29341935484" calcext:value-type="float">
            <text:p>9.402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58503225806" calcext:value-type="float">
            <text:p>8.9455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5765" calcext:value-type="float">
            <text:p>7.660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75171428571" calcext:value-type="float">
            <text:p>6.55875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4295" calcext:value-type="float">
            <text:p>6.8654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623251612903" calcext:value-type="float">
            <text:p>9.136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860438709678" calcext:value-type="float">
            <text:p>8.76860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81677419355" calcext:value-type="float">
            <text:p>7.923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92619354839" calcext:value-type="float">
            <text:p>6.7099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207525" calcext:value-type="float">
            <text:p>4.412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13729032258" calcext:value-type="float">
            <text:p>4.810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598477419355" calcext:value-type="float">
            <text:p>4.695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9184" calcext:value-type="float">
            <text:p>2.6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499303225807" calcext:value-type="float">
            <text:p>6.4949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563972413793" calcext:value-type="float">
            <text:p>7.9956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8075" calcext:value-type="float">
            <text:p>7.22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72696774194" calcext:value-type="float">
            <text:p>7.6477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28129032258" calcext:value-type="float">
            <text:p>8.248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971019354839" calcext:value-type="float">
            <text:p>8.029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94864516129" calcext:value-type="float">
            <text:p>9.0649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831475" calcext:value-type="float">
            <text:p>10.1383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46167741936" calcext:value-type="float">
            <text:p>8.6714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516283870968" calcext:value-type="float">
            <text:p>8.935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945316129032" calcext:value-type="float">
            <text:p>9.709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58167741936" calcext:value-type="float">
            <text:p>8.8695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88775" calcext:value-type="float">
            <text:p>6.7218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91586206897" calcext:value-type="float">
            <text:p>5.90891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3055" calcext:value-type="float">
            <text:p>9.203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345058064516" calcext:value-type="float">
            <text:p>9.1234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9016" calcext:value-type="float">
            <text:p>8.94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90325" calcext:value-type="float">
            <text:p>8.7509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93909677419" calcext:value-type="float">
            <text:p>7.7349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94525" calcext:value-type="float">
            <text:p>4.895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8602" calcext:value-type="float">
            <text:p>5.578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33215483871" calcext:value-type="float">
            <text:p>6.493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068" calcext:value-type="float">
            <text:p>5.8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26812903226" calcext:value-type="float">
            <text:p>3.2022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75825" calcext:value-type="float">
            <text:p>2.2567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961986206897" calcext:value-type="float">
            <text:p>6.96961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485975" calcext:value-type="float">
            <text:p>5.3548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01883870968" calcext:value-type="float">
            <text:p>5.497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83070967742" calcext:value-type="float">
            <text:p>4.0778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62395" calcext:value-type="float">
            <text:p>5.7262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3936" calcext:value-type="float">
            <text:p>7.92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54179310345" calcext:value-type="float">
            <text:p>9.8265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69675" calcext:value-type="float">
            <text:p>10.908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42625" calcext:value-type="float">
            <text:p>11.030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749883870968" calcext:value-type="float">
            <text:p>9.3374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51465" calcext:value-type="float">
            <text:p>9.935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9575172414" calcext:value-type="float">
            <text:p>10.69595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15" calcext:value-type="float">
            <text:p>10.7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2637419355" calcext:value-type="float">
            <text:p>10.664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4993548387" calcext:value-type="float">
            <text:p>10.521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3865" calcext:value-type="float">
            <text:p>10.331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78208" calcext:value-type="float">
            <text:p>10.09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929625" calcext:value-type="float">
            <text:p>9.6092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438075" calcext:value-type="float">
            <text:p>9.9043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428877419355" calcext:value-type="float">
            <text:p>9.414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88525" calcext:value-type="float">
            <text:p>9.3688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99144" calcext:value-type="float">
            <text:p>5.96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842812903226" calcext:value-type="float">
            <text:p>6.768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27542857143" calcext:value-type="float">
            <text:p>9.7692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830812903226" calcext:value-type="float">
            <text:p>9.6183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66304516129" calcext:value-type="float">
            <text:p>9.886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29008" calcext:value-type="float">
            <text:p>10.1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900232258065" calcext:value-type="float">
            <text:p>9.5190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392" calcext:value-type="float">
            <text:p>7.9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9264" calcext:value-type="float">
            <text:p>11.27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31870967742" calcext:value-type="float">
            <text:p>11.24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0136" calcext:value-type="float">
            <text:p>11.2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35243870968" calcext:value-type="float">
            <text:p>10.0335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1472" calcext:value-type="float">
            <text:p>8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46038709677" calcext:value-type="float">
            <text:p>6.4734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99227586207" calcext:value-type="float">
            <text:p>7.34799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405083870968" calcext:value-type="float">
            <text:p>9.9440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74049032258" calcext:value-type="float">
            <text:p>10.2574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44752" calcext:value-type="float">
            <text:p>10.30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7473548387" calcext:value-type="float">
            <text:p>10.2197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7607483871" calcext:value-type="float">
            <text:p>10.1576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7153" calcext:value-type="float">
            <text:p>9.987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689775" calcext:value-type="float">
            <text:p>8.7068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85785806452" calcext:value-type="float">
            <text:p>10.528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347075" calcext:value-type="float">
            <text:p>10.243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70064516129" calcext:value-type="float">
            <text:p>9.366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269" calcext:value-type="float">
            <text:p>8.248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26013793104" calcext:value-type="float">
            <text:p>7.31026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6805" calcext:value-type="float">
            <text:p>8.4926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4205" calcext:value-type="float">
            <text:p>9.0794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77536" calcext:value-type="float">
            <text:p>8.13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01925" calcext:value-type="float">
            <text:p>5.1070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41135483871" calcext:value-type="float">
            <text:p>7.912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0117" calcext:value-type="float">
            <text:p>10.080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308975" calcext:value-type="float">
            <text:p>10.2430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18270967742" calcext:value-type="float">
            <text:p>9.942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54825" calcext:value-type="float">
            <text:p>7.0535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327225" calcext:value-type="float">
            <text:p>4.0832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70658064516" calcext:value-type="float">
            <text:p>2.7897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43862068966" calcext:value-type="float">
            <text:p>3.0364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06875" calcext:value-type="float">
            <text:p>3.2170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658425806452" calcext:value-type="float">
            <text:p>6.0265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147458064516" calcext:value-type="float">
            <text:p>7.7914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4515" calcext:value-type="float">
            <text:p>10.089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2980645161" calcext:value-type="float">
            <text:p>10.152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784625" calcext:value-type="float">
            <text:p>9.4378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786" calcext:value-type="float">
            <text:p>8.95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95458064516" calcext:value-type="float">
            <text:p>8.2029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80375" calcext:value-type="float">
            <text:p>6.0498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724180645161" calcext:value-type="float">
            <text:p>7.2072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8515862069" calcext:value-type="float">
            <text:p>5.9858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77675" calcext:value-type="float">
            <text:p>8.119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69125" calcext:value-type="float">
            <text:p>9.3406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6088" calcext:value-type="float">
            <text:p>8.9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4035" calcext:value-type="float">
            <text:p>7.038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27725" calcext:value-type="float">
            <text:p>8.695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533" calcext:value-type="float">
            <text:p>9.979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1121" calcext:value-type="float">
            <text:p>9.731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28592" calcext:value-type="float">
            <text:p>9.31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07995" calcext:value-type="float">
            <text:p>7.9207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10325" calcext:value-type="float">
            <text:p>4.6361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96980645161" calcext:value-type="float">
            <text:p>5.0309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2312" calcext:value-type="float">
            <text:p>8.09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734219354839" calcext:value-type="float">
            <text:p>9.657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929109677419" calcext:value-type="float">
            <text:p>9.7892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1744" calcext:value-type="float">
            <text:p>9.70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707587096774" calcext:value-type="float">
            <text:p>9.8370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73135483871" calcext:value-type="float">
            <text:p>9.710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35535483871" calcext:value-type="float">
            <text:p>8.6073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815251612903" calcext:value-type="float">
            <text:p>9.2581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668" calcext:value-type="float">
            <text:p>6.86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01055483871" calcext:value-type="float">
            <text:p>6.670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76888" calcext:value-type="float">
            <text:p>6.24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598967741935" calcext:value-type="float">
            <text:p>5.2759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07657142857" calcext:value-type="float">
            <text:p>4.8580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03733333333" calcext:value-type="float">
            <text:p>6.4370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275638709677" calcext:value-type="float">
            <text:p>5.4127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8768" calcext:value-type="float">
            <text:p>5.7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782012903226" calcext:value-type="float">
            <text:p>3.4278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7544" calcext:value-type="float">
            <text:p>5.1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96025806452" calcext:value-type="float">
            <text:p>3.3199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28825806452" calcext:value-type="float">
            <text:p>4.420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10735483871" calcext:value-type="float">
            <text:p>6.2421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5592" calcext:value-type="float">
            <text:p>4.6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495948387097" calcext:value-type="float">
            <text:p>5.7349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827057142857" calcext:value-type="float">
            <text:p>5.6482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99225806452" calcext:value-type="float">
            <text:p>9.290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15752258065" calcext:value-type="float">
            <text:p>10.0715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74016" calcext:value-type="float">
            <text:p>10.14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7783225807" calcext:value-type="float">
            <text:p>10.3937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93192" calcext:value-type="float">
            <text:p>10.19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705858064516" calcext:value-type="float">
            <text:p>9.797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20904" calcext:value-type="float">
            <text:p>8.90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16929032258" calcext:value-type="float">
            <text:p>6.9711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5608" calcext:value-type="float">
            <text:p>3.82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974038709677" calcext:value-type="float">
            <text:p>3.3797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22314285714" calcext:value-type="float">
            <text:p>4.5612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63535483871" calcext:value-type="float">
            <text:p>3.989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87458064516" calcext:value-type="float">
            <text:p>5.2768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4016" calcext:value-type="float">
            <text:p>7.8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454477419355" calcext:value-type="float">
            <text:p>8.414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844" calcext:value-type="float">
            <text:p>8.2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53925" calcext:value-type="float">
            <text:p>7.7435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44825" calcext:value-type="float">
            <text:p>7.7774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5984" calcext:value-type="float">
            <text:p>6.74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53625" calcext:value-type="float">
            <text:p>8.61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411509677419" calcext:value-type="float">
            <text:p>5.7141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77806451613" calcext:value-type="float">
            <text:p>3.7057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6048" calcext:value-type="float">
            <text:p>4.94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1338" calcext:value-type="float">
            <text:p>9.181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029" calcext:value-type="float">
            <text:p>9.757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7912" calcext:value-type="float">
            <text:p>9.40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501275" calcext:value-type="float">
            <text:p>8.8650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3608" calcext:value-type="float">
            <text:p>7.81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608945454546" calcext:value-type="float">
            <text:p>6.39608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755690322581" calcext:value-type="float">
            <text:p>5.377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954375" calcext:value-type="float">
            <text:p>3.9695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9024516129" calcext:value-type="float">
            <text:p>4.0619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732412903226" calcext:value-type="float">
            <text:p>2.507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68579310345" calcext:value-type="float">
            <text:p>3.35868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81236363636" calcext:value-type="float">
            <text:p>8.68181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218225" calcext:value-type="float">
            <text:p>10.602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9481290323" calcext:value-type="float">
            <text:p>10.547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97475" calcext:value-type="float">
            <text:p>10.4659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0322580645" calcext:value-type="float">
            <text:p>10.37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0045" calcext:value-type="float">
            <text:p>10.323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23272727273" calcext:value-type="float">
            <text:p>9.14723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600696774194" calcext:value-type="float">
            <text:p>9.1260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1765" calcext:value-type="float">
            <text:p>7.889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19225806452" calcext:value-type="float">
            <text:p>5.938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1223" calcext:value-type="float">
            <text:p>4.451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47337931035" calcext:value-type="float">
            <text:p>4.26047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8342" calcext:value-type="float">
            <text:p>3.498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9015" calcext:value-type="float">
            <text:p>6.4509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51664516129" calcext:value-type="float">
            <text:p>7.1325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408425" calcext:value-type="float">
            <text:p>8.2940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87741935484" calcext:value-type="float">
            <text:p>8.3598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07925" calcext:value-type="float">
            <text:p>5.968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41058064516" calcext:value-type="float">
            <text:p>6.517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9275" calcext:value-type="float">
            <text:p>9.325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84103225806" calcext:value-type="float">
            <text:p>8.3268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167" calcext:value-type="float">
            <text:p>9.55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23136551724" calcext:value-type="float">
            <text:p>10.39231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43325" calcext:value-type="float">
            <text:p>10.3244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938375" calcext:value-type="float">
            <text:p>10.3093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0650322581" calcext:value-type="float">
            <text:p>10.1190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356" calcext:value-type="float">
            <text:p>9.70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77212903226" calcext:value-type="float">
            <text:p>9.9017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807925" calcext:value-type="float">
            <text:p>9.778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274075" calcext:value-type="float">
            <text:p>8.2127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16232258065" calcext:value-type="float">
            <text:p>9.6561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23575" calcext:value-type="float">
            <text:p>7.9822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513909677419" calcext:value-type="float">
            <text:p>5.525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89175" calcext:value-type="float">
            <text:p>3.7058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0496" calcext:value-type="float">
            <text:p>7.20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03054545455" calcext:value-type="float">
            <text:p>9.67703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64425" calcext:value-type="float">
            <text:p>10.107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872412903226" calcext:value-type="float">
            <text:p>9.8987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05025" calcext:value-type="float">
            <text:p>9.5460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688670967742" calcext:value-type="float">
            <text:p>8.716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96825" calcext:value-type="float">
            <text:p>7.7469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84225" calcext:value-type="float">
            <text:p>7.5008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79303225807" calcext:value-type="float">
            <text:p>7.5617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30525" calcext:value-type="float">
            <text:p>6.6333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60748387097" calcext:value-type="float">
            <text:p>3.6806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16225" calcext:value-type="float">
            <text:p>3.2031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91420689655" calcext:value-type="float">
            <text:p>3.72791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40375" calcext:value-type="float">
            <text:p>5.8974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0819" calcext:value-type="float">
            <text:p>9.600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4273548387" calcext:value-type="float">
            <text:p>10.7074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1803636364" calcext:value-type="float">
            <text:p>10.73718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57734193548" calcext:value-type="float">
            <text:p>10.5757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8277" calcext:value-type="float">
            <text:p>10.598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1364" calcext:value-type="float">
            <text:p>10.1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594838709677" calcext:value-type="float">
            <text:p>9.6159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85875" calcext:value-type="float">
            <text:p>8.7758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265109677419" calcext:value-type="float">
            <text:p>6.192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3915" calcext:value-type="float">
            <text:p>3.5133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24220689655" calcext:value-type="float">
            <text:p>2.92324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7" calcext:value-type="float">
            <text:p>4.4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1215" calcext:value-type="float">
            <text:p>5.9251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98141935484" calcext:value-type="float">
            <text:p>8.810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973975" calcext:value-type="float">
            <text:p>10.1097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31375483871" calcext:value-type="float">
            <text:p>9.593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261125" calcext:value-type="float">
            <text:p>9.4626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6633" calcext:value-type="float">
            <text:p>9.636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1153548387" calcext:value-type="float">
            <text:p>10.116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43418181818" calcext:value-type="float">
            <text:p>9.83543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74735483871" calcext:value-type="float">
            <text:p>9.4577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45725" calcext:value-type="float">
            <text:p>8.9924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37462068966" calcext:value-type="float">
            <text:p>8.23937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742125" calcext:value-type="float">
            <text:p>9.8474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276025" calcext:value-type="float">
            <text:p>9.8927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12464516129" calcext:value-type="float">
            <text:p>9.481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5835" calcext:value-type="float">
            <text:p>8.859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35148387097" calcext:value-type="float">
            <text:p>7.3473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70975" calcext:value-type="float">
            <text:p>6.0597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9235" calcext:value-type="float">
            <text:p>7.7699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19019354839" calcext:value-type="float">
            <text:p>8.060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76375" calcext:value-type="float">
            <text:p>5.3487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35767741935" calcext:value-type="float">
            <text:p>2.5053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47825" calcext:value-type="float">
            <text:p>2.3024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81128" calcext:value-type="float">
            <text:p>3.7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432387096774" calcext:value-type="float">
            <text:p>5.344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5103" calcext:value-type="float">
            <text:p>5.015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51096774194" calcext:value-type="float">
            <text:p>8.967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84025" calcext:value-type="float">
            <text:p>9.3898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833780645161" calcext:value-type="float">
            <text:p>9.118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17913043478" calcext:value-type="float">
            <text:p>8.78817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40711111111" calcext:value-type="float">
            <text:p>8.73240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996283870968" calcext:value-type="float">
            <text:p>9.2399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9164" calcext:value-type="float">
            <text:p>7.7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22761290323" calcext:value-type="float">
            <text:p>8.1752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6445" calcext:value-type="float">
            <text:p>7.823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4764137931" calcext:value-type="float">
            <text:p>6.9254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77488" calcext:value-type="float">
            <text:p>9.2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9529" calcext:value-type="float">
            <text:p>10.709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7233548387" calcext:value-type="float">
            <text:p>10.789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923825" calcext:value-type="float">
            <text:p>10.6692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43855483871" calcext:value-type="float">
            <text:p>10.434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77125" calcext:value-type="float">
            <text:p>10.361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52955" calcext:value-type="float">
            <text:p>10.3652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95101935484" calcext:value-type="float">
            <text:p>10.2395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46325" calcext:value-type="float">
            <text:p>9.8024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66529032258" calcext:value-type="float">
            <text:p>8.2726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310175" calcext:value-type="float">
            <text:p>8.053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93462068966" calcext:value-type="float">
            <text:p>9.2909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908925" calcext:value-type="float">
            <text:p>10.2390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2878" calcext:value-type="float">
            <text:p>10.072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17935483871" calcext:value-type="float">
            <text:p>9.866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92725" calcext:value-type="float">
            <text:p>9.7049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777058064516" calcext:value-type="float">
            <text:p>9.3977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7201" calcext:value-type="float">
            <text:p>8.847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48225" calcext:value-type="float">
            <text:p>6.906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71070967742" calcext:value-type="float">
            <text:p>6.546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29675" calcext:value-type="float">
            <text:p>3.898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592438709677" calcext:value-type="float">
            <text:p>2.5659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40025" calcext:value-type="float">
            <text:p>3.9644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22967741935" calcext:value-type="float">
            <text:p>7.9582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534875" calcext:value-type="float">
            <text:p>8.505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58090322581" calcext:value-type="float">
            <text:p>8.2365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9585" calcext:value-type="float">
            <text:p>7.2879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86967741935" calcext:value-type="float">
            <text:p>8.1258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965275" calcext:value-type="float">
            <text:p>7.8896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15525" calcext:value-type="float">
            <text:p>6.9571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29935483871" calcext:value-type="float">
            <text:p>6.254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626" calcext:value-type="float">
            <text:p>5.770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28283870968" calcext:value-type="float">
            <text:p>5.7042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5356084534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8348" calcext:value-type="float">
            <text:p>5.57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36" meta:object-count="0"/>
    <meta:user-defined meta:name="AppVersion">3.0</meta:user-defined>
  </office:meta>
</office:document-meta>
</file>